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4389" officeooo:paragraph-rsid="000f4389"/>
    </style:style>
    <style:style style:name="P2" style:family="paragraph" style:parent-style-name="Standard">
      <style:text-properties officeooo:paragraph-rsid="000f4389"/>
    </style:style>
    <style:style style:name="P3" style:family="paragraph" style:parent-style-name="Standard">
      <style:text-properties officeooo:rsid="0012523e" officeooo:paragraph-rsid="0012523e"/>
    </style:style>
    <style:style style:name="T1" style:family="text">
      <style:text-properties officeooo:rsid="000f438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his is a project repository incuding simple flask API <text:s/>for accepting data – images in various formats via POST on </text:span><text:a xlink:type="simple" xlink:href="http://localhost:5000/images/upload" text:style-name="Internet_20_link" text:visited-style-name="Visited_20_Internet_20_Link">http://localhost:5000/images/upload</text:a>. <text:span text:style-name="T1">API accept image, figure out wheter image is in SVG format and corvert it to PNG format and then return. If image is in any other format just simply return without any changes.</text:span></text:p>
      <text:p text:style-name="P2"/>
      <text:p text:style-name="P1">Repository including two type of app file. ( app.py and app2.py)</text:p>
      <text:p text:style-name="P1">app.py – accepting <text:s/>multiple images and after converting display them on website.</text:p>
      <text:p text:style-name="P1">app2.py – accepting only one image and after converting save it to disk.</text:p>
      <text:p text:style-name="P1"/>
      <text:p text:style-name="P3">After installing requirements.txt you can simpy run API with python3 app.py/app2.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2T10:44:57.114940596</meta:creation-date>
    <dc:date>2017-07-12T11:46:13.127687197</dc:date>
    <meta:editing-duration>PT54S</meta:editing-duration>
    <meta:editing-cycles>2</meta:editing-cycles>
    <meta:generator>LibreOffice/5.1.6.2$Linux_X86_64 LibreOffice_project/10m0$Build-2</meta:generator>
    <meta:document-statistic meta:table-count="0" meta:image-count="0" meta:object-count="0" meta:page-count="1" meta:paragraph-count="5" meta:word-count="98" meta:character-count="628" meta:non-whitespace-character-count="530"/>
  </office:meta>
</office:document-meta>
</file>